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10.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fad7dd82-e832-41f9-a946-213d77eece03</text:p>
          </table:table-cell>
          <table:table-cell office:value-type="string" calcext:value-type="string">
            <text:p>Core Rulebook (Playtest)</text:p>
          </table:table-cell>
          <table:table-cell office:value-type="string" calcext:value-type="string">
            <text:p>CR_P</text:p>
          </table:table-cell>
        </table:table-row>
        <table:table-row table:style-name="ro1">
          <table:table-cell office:value-type="string" calcext:value-type="string">
            <text:p>ca4e38e2-c91f-41d9-9362-ed0ce5ecd8f9</text:p>
          </table:table-cell>
          <table:table-cell office:value-type="string" calcext:value-type="string">
            <text:p>Liber Astartes: Loyalist Legiones Astartes Army Book (Playtest)</text:p>
          </table:table-cell>
          <table:table-cell office:value-type="string" calcext:value-type="string">
            <text:p>LaLoy_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00-00-00</text:date>, <text:time style:data-style-name="N2" text:time-value="22:06:31.7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2:34:04.431000000</meta:creation-date>
    <meta:generator>LibreOffice/7.3.3.2$Windows_X86_64 LibreOffice_project/d1d0ea68f081ee2800a922cac8f79445e4603348</meta:generator>
    <dc:date>2022-05-11T22:07:46.469000000</dc:date>
    <meta:editing-duration>PT13M54S</meta:editing-duration>
    <meta:editing-cycles>4</meta:editing-cycles>
    <meta:document-statistic meta:table-count="1" meta:cell-count="9" meta:object-count="0"/>
  </office:meta>
</office:document-meta>
</file>